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StringConverter.RtfString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tfStringConvert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StringConverter.writeRtfString( Writer w ,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StringConverter.escape( String st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